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C100000308FDF58AFDE5241D9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c5000b" draw:marker-start-width="0.355cm" draw:marker-end-width="0.355cm" draw:fill="none" draw:textarea-horizontal-align="justify" draw:textarea-vertical-align="middle" draw:auto-grow-height="false" fo:min-height="0.408cm" fo:min-width="3.482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579d1c" draw:marker-start-width="0.355cm" draw:marker-end-width="0.355cm" draw:fill="none" draw:textarea-horizontal-align="justify" draw:textarea-vertical-align="middle" draw:auto-grow-height="false" fo:min-height="0.408cm" fo:min-width="2.774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579d1c" draw:marker-start="Arrow" draw:marker-start-width="0.1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579d1c" draw:marker-start-width="0.355cm" draw:marker-end-width="0.355cm" draw:fill="none" draw:textarea-horizontal-align="center" draw:textarea-vertical-align="top" fo:padding-top="-0.475cm" fo:padding-bottom="0.325cm" fo:padding-left="0.275cm" fo:padding-right="0.275cm"/>
    </style:style>
    <style:style style:name="gr6" style:family="graphic" style:parent-style-name="objectwithoutfill">
      <style:graphic-properties svg:stroke-width="0.05cm" svg:stroke-color="#c5000b" draw:marker-start="Arrow" draw:marker-start-width="0.1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c5000b" draw:marker-start-width="0.355cm" draw:marker-end-width="0.355cm" draw:fill="none" draw:textarea-horizontal-align="left" draw:textarea-vertical-align="top" fo:padding-top="-0.4cm" fo:padding-bottom="0.325cm" fo:padding-left="0cm" fo:padding-right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579d1c" fo:font-size="12pt" fo:background-color="transparen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color="#c5000b" fo:font-size="12pt" fo:background-color="transparent" style:font-size-asian="18pt" style:font-size-complex="18pt"/>
    </style:style>
    <style:style style:name="T1" style:family="text">
      <style:text-properties fo:color="#579d1c" fo:font-size="12pt" fo:background-color="transparent" style:font-size-asian="18pt" style:font-size-complex="18pt"/>
    </style:style>
    <style:style style:name="T2" style:family="text">
      <style:text-properties fo:color="#c5000b" fo:font-size="12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8.999cm" svg:height="8.526cm" svg:x="1.042cm" svg:y="10.575cm">
          <draw:image xlink:href="Pictures/10000201000006C100000308FDF58AFDE5241D96.png" xlink:type="simple" xlink:show="embed" xlink:actuate="onLoad">
            <text:p/>
          </draw:image>
        </draw:frame>
        <draw:custom-shape draw:style-name="gr2" draw:text-style-name="P2" draw:layer="layout" svg:width="5.7cm" svg:height="1cm" svg:x="12.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7cm" svg:height="1cm" svg:x="2.5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6.2cm" svg:y1="12.9cm" svg:x2="7.3cm" svg:y2="12.7cm">
          <text:p/>
        </draw:line>
        <draw:line draw:style-name="gr5" draw:text-style-name="P3" draw:layer="layout" svg:x1="7.3cm" svg:y1="12.7cm" svg:x2="11.4cm" svg:y2="12.7cm">
          <text:p text:style-name="P1"><text:span text:style-name="T1">Django-spese menu</text:span></text:p>
        </draw:line>
        <draw:line draw:style-name="gr6" draw:text-style-name="P2" draw:layer="layout" svg:x1="17.8cm" svg:y1="11.7cm" svg:x2="18.9cm" svg:y2="12.7cm">
          <text:p/>
        </draw:line>
        <draw:line draw:style-name="gr7" draw:text-style-name="P4" draw:layer="layout" svg:x1="14.8cm" svg:y1="12.714cm" svg:x2="18.9cm" svg:y2="12.714cm">
          <text:p text:style-name="P1"><text:span text:style-name="T2">Project menu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6T16:05:17.353000000</meta:creation-date>
    <dc:date>2016-12-09T12:51:53.814000000</dc:date>
    <meta:editing-duration>PT10M29S</meta:editing-duration>
    <meta:editing-cycles>3</meta:editing-cycles>
    <meta:generator>LibreOffice/5.1.6.2$Windows_X86_64 LibreOffice_project/07ac168c60a517dba0f0d7bc7540f5afa45f0909</meta:generator>
    <meta:document-statistic meta:object-count="7"/>
  </office:meta>
</office:document-meta>
</file>